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fe327" officeooo:paragraph-rsid="001fe327"/>
    </style:style>
    <style:style style:name="P2" style:family="paragraph" style:parent-style-name="Standard">
      <style:text-properties officeooo:rsid="001fe327" officeooo:paragraph-rsid="001fe327"/>
    </style:style>
    <style:style style:name="P3" style:family="paragraph" style:parent-style-name="Footer">
      <style:text-properties officeooo:rsid="00210f53" officeooo:paragraph-rsid="0021a44c"/>
    </style:style>
    <style:style style:name="P4" style:family="paragraph" style:parent-style-name="Header">
      <style:text-properties officeooo:rsid="001fe327" officeooo:paragraph-rsid="001fe3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This document test the replacement of a variable in the head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fe327" officeooo:paragraph-rsid="001fe327"/>
    </style:style>
    <style:style style:name="MP2" style:family="paragraph" style:parent-style-name="Footer">
      <style:text-properties officeooo:rsid="00210f53" officeooo:paragraph-rsid="0021a44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an we change the following var $my_var in the header ?</text:p>
      </style:header>
      <style:footer>
        <text:p text:style-name="MP2">And in the footer the var “$my_var” is still ther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3:07:30.283885941</meta:creation-date>
    <dc:date>2024-04-11T15:39:55.956323644</dc:date>
    <meta:editing-duration>PT2M1S</meta:editing-duration>
    <meta:editing-cycles>2</meta:editing-cycles>
    <meta:generator>LibreOffice/7.6.5.2$Linux_X86_64 LibreOffice_project/60$Build-2</meta:generator>
    <meta:document-statistic meta:table-count="0" meta:image-count="0" meta:object-count="0" meta:page-count="1" meta:paragraph-count="4" meta:word-count="43" meta:character-count="222" meta:non-whitespace-character-count="183"/>
  </office:meta>
</office:document-meta>
</file>